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Candara" svg:font-family="Candara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d6c" officeooo:paragraph-rsid="000f7d6c"/>
    </style:style>
    <style:style style:name="P2" style:family="paragraph">
      <loext:graphic-properties draw:fill="none" draw:fill-color="#ffffff"/>
    </style:style>
    <style:style style:name="T1" style:family="text">
      <style:text-properties officeooo:rsid="000f9d23"/>
    </style:style>
    <style:style style:name="gr1" style:family="graphic">
      <style:graphic-properties draw:stroke="none" svg:stroke-color="#000000" draw:fill="none" draw:fill-color="#ffffff" fo:min-height="38.89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GUNDO</text:span> ARCHIVO DE PRUEBA <text:s/>PARA LA CARGA PDF AL PROYECTO DE NODE</text:p>
      <text:p text:style-name="P1"/>
      <text:p text:style-name="P1"/>
      <text:p text:style-name="P1"/>
      <text:p text:style-name="P1"/>
      <text:p text:style-name="P1"><draw:frame text:anchor-type="paragraph" draw:z-index="0" draw:name="Shape1" draw:style-name="gr1" draw:text-style-name="P2" svg:width="108.22mm" svg:height="38.9mm" svg:x="21.24mm" svg:y="1.09mm"><draw:text-box><text:p>dasfasffasfads</text:p></draw:text-box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Candara" svg:font-family="Candara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egoe UI" fo:font-size="12pt" fo:language="es" fo:country="EC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Segoe UI" fo:font-size="12pt" fo:language="es" fo:country="EC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Candara" fo:font-family="Candar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05:54.977960778</meta:creation-date>
    <dc:date>2017-09-15T12:36:37.014242337</dc:date>
    <meta:editing-duration>PT33S</meta:editing-duration>
    <meta:editing-cycles>1</meta:editing-cycles>
    <meta:document-statistic meta:table-count="0" meta:image-count="0" meta:object-count="0" meta:page-count="1" meta:paragraph-count="1" meta:word-count="12" meta:character-count="64" meta:non-whitespace-character-count="52"/>
    <meta:generator>LibreOffice/5.1.6.2$Linux_X86_64 LibreOffice_project/10m0$Build-2</meta:generator>
  </office:meta>
</office:document-meta>
</file>